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32">
        <draw:frame presentation:style-name="pr1" draw:layer="layout" svg:width="25.199cm" svg:height="17.685cm" svg:x="1.4cm" svg:y="0.962cm" presentation:class="subtitle">
          <draw:text-box>
            <text:p>The Quiz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Tas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se XML (quiz.xml)</text:p>
              </text:list-item>
              <text:list-item>
                <text:p>Make a console game</text:p>
              </text:list-item>
              <text:list-item>
                <text:p>Make a Swing gamle (preferably scala.swing)</text:p>
              </text:list-item>
              <text:list-item>
                <text:p>quiz project</text:p>
              </text:list-item>
              <text:list-item>
                <text:p>Can be run by </text:p>
                <text:list>
                  <text:list-item>
                    <text:p>mvn compile exec:java</text:p>
                  </text:list-item>
                  <text:list-item>
                    <text:p>Execute scalaexamples.quiz.QuizGame in IDE</text:p>
                  </text:list-item>
                </text:list>
              </text:list-item>
              <text:list-item>
                <text:p>XML/Quiz is borrowed from <text:span text:style-name="T1">http://www.permadi.com/tutorial/xmlExamples/index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3:18:47</meta:creation-date>
    <meta:editing-duration>PT00H26M29S</meta:editing-duration>
    <meta:editing-cycles>6</meta:editing-cycles>
    <meta:generator>OpenOffice.org/3.1$Unix OpenOffice.org_project/310m19$Build-9420</meta:generator>
    <meta:initial-creator>Alf Kristian Støyle</meta:initial-creator>
    <dc:date>2009-11-26T18:37:47</dc:date>
    <dc:creator>Alf Kristian Støyle</dc:creator>
    <meta:document-statistic meta:object-count="29"/>
  </office:meta>
</office:document-meta>
</file>